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03c865"/>
    </style:style>
    <style:style style:name="P2" style:family="paragraph" style:parent-style-name="Heading_20_1">
      <style:paragraph-properties fo:break-before="page"/>
      <style:text-properties officeooo:paragraph-rsid="000521c7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>
      <style:paragraph-properties fo:margin-top="0in" fo:margin-bottom="0.1in" style:contextual-spacing="false"/>
    </style:style>
    <style:style style:name="P9" style:family="paragraph" style:parent-style-name="Text_20_body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10" style:family="paragraph" style:parent-style-name="Text_20_body">
      <style:paragraph-properties fo:margin-top="0in" fo:margin-bottom="0.1201in" style:contextual-spacing="fals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0692f3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670. Maximum Swap</text:h>
      <text:p text:style-name="P5">You are given an integer <text:span text:style-name="Source_20_Text"><text:span text:style-name="T1">num</text:span></text:span>. You can swap two digits at most once to get the maximum valued number.</text:p>
      <text:p text:style-name="P5">Return <text:span text:style-name="Emphasis"><text:span text:style-name="T2">the maximum valued number you can get</text:span></text:span>.</text:p>
      <text:p text:style-name="P5"> </text:p>
      <text:p text:style-name="P5"><text:span text:style-name="Strong_20_Emphasis"><text:span text:style-name="T2">Example 1:</text:span></text:span></text:p>
      <text:p text:style-name="P4"><text:span text:style-name="Strong_20_Emphasis"><text:span text:style-name="T2">Input:</text:span></text:span> num = 2736</text:p>
      <text:p text:style-name="P4"><text:span text:style-name="Strong_20_Emphasis"><text:span text:style-name="T2">Output:</text:span></text:span> 7236</text:p>
      <text:p text:style-name="P3"><text:span text:style-name="Strong_20_Emphasis"><text:span text:style-name="T2">Explanation:</text:span></text:span> Swap the number 2 and the number 7.</text:p>
      <text:p text:style-name="P5"><text:span text:style-name="Strong_20_Emphasis"><text:span text:style-name="T2">Example 2:</text:span></text:span></text:p>
      <text:p text:style-name="P4"><text:span text:style-name="Strong_20_Emphasis"><text:span text:style-name="T2">Input:</text:span></text:span> num = 9973</text:p>
      <text:p text:style-name="P4"><text:span text:style-name="Strong_20_Emphasis"><text:span text:style-name="T2">Output:</text:span></text:span> 9973</text:p>
      <text:p text:style-name="P3"><text:span text:style-name="Strong_20_Emphasis"><text:span text:style-name="T2">Explanation:</text:span></text:span> No swap.</text:p>
      <text:p text:style-name="P5"> </text:p>
      <text:p text:style-name="P5"><text:span text:style-name="Strong_20_Emphasis"><text:span text:style-name="T2">Constraints:</text:span></text:span></text:p>
      <text:list text:style-name="L1">
        <text:list-item>
          <text:p text:style-name="P6"><text:span text:style-name="Source_20_Text"><text:span text:style-name="T1">0 &lt;= num &lt;= 10</text:span></text:span><text:span text:style-name="Source_20_Text"><text:span text:style-name="T3">8</text:span></text:span></text:p>
        </text:list-item>
      </text:list>
      <text:p text:style-name="Text_20_body"/>
      <text:h text:style-name="P1" text:outline-level="1">670. Maximum Swap</text:h>
      <text:p text:style-name="P7">/*</text:p>
      <text:p text:style-name="P7"><text:s text:c="4"/><text:span text:style-name="T7">Brute force</text:span></text:p>
      <text:p text:style-name="P7"><text:s text:c="4"/>Time complexity: <draw:frame draw:style-name="fr1" draw:name="Object1" text:anchor-type="as-char" svg:y="-0.2161in" svg:width="0.6398in" svg:height="0.276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<text:s text:c="4"/>Space complexity: <draw:frame draw:style-name="fr1" draw:name="Object2" text:anchor-type="as-char" svg:y="-0.1909in" svg:width="0.5752in" svg:height="0.251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><text:s text:c="4"/><draw:frame draw:style-name="fr1" draw:name="Object3" text:anchor-type="as-char" svg:y="-0.1909in" svg:width="1.3654in" svg:height="0.266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>*/</text:p>
      <text:p text:style-name="P7">class Solution {</text:p>
      <text:p text:style-name="P7">public:</text:p>
      <text:p text:style-name="P7"><text:s text:c="4"/>int maximumSwap(int num){</text:p>
      <text:p text:style-name="P7"><text:s text:c="8"/>std::string s=std::to_string(num);</text:p>
      <text:p text:style-name="P8"><text:s text:c="8"/>int n=s.size();</text:p>
      <text:p text:style-name="P7"><text:s text:c="6"/><text:span text:style-name="T4"><text:s text:c="2"/>// For every digit s[i]</text:span></text:p>
      <text:p text:style-name="P7"><text:s text:c="8"/>for(int i=0;i&lt;n-1;++i){</text:p>
      <text:p text:style-name="P7"><text:s text:c="11"/><text:span text:style-name="T4"><text:s/>// Find the last maximum from i+1 to n-1</text:span></text:p>
      <text:p text:style-name="P7"><text:s text:c="12"/>char mx='0'; // Last encountered max</text:p>
      <text:p text:style-name="P7"><text:s text:c="12"/>int mx_pos=0; // with its position (will be used for teh swap)</text:p>
      <text:p text:style-name="P7"><text:s text:c="12"/>for(int j=i+1;j&lt;n;++j){</text:p>
      <text:p text:style-name="P7"><text:s text:c="16"/>if(mx&lt;=s[j]){</text:p>
      <text:p text:style-name="P7"><text:s text:c="20"/>mx=s[j];</text:p>
      <text:p text:style-name="P7"><text:s text:c="20"/>mx_pos=j;</text:p>
      <text:p text:style-name="P7"><text:s text:c="16"/>}</text:p>
      <text:p text:style-name="P10"><text:s text:c="12"/>}</text:p>
      <text:p text:style-name="P7"><text:s text:c="10"/><text:span text:style-name="T4"><text:s text:c="2"/>// If the current digit s[i] is less than the maximum,</text:span></text:p>
      <text:p text:style-name="P9"><text:s text:c="12"/>// perform the swap</text:p>
      <text:p text:style-name="P7"><text:s text:c="12"/>if(s[i]&lt;mx){</text:p>
      <text:p text:style-name="P7"><text:s text:c="16"/>std::swap(s[i],s[mx_pos]);</text:p>
      <text:p text:style-name="P7"><text:s text:c="16"/>return std::stoi(s);</text:p>
      <text:p text:style-name="P7"><text:s text:c="12"/>}</text:p>
      <text:p text:style-name="P10"><text:s text:c="8"/>}</text:p>
      <text:p text:style-name="P7"><text:s text:c="4"/><text:span text:style-name="T4"><text:s text:c="4"/>// If no swap is performed</text:span></text:p>
      <text:p text:style-name="P7"><text:s text:c="8"/>return std::stoi(s);</text:p>
      <text:p text:style-name="P7"><text:s text:c="4"/>}</text:p>
      <text:p text:style-name="P7">};</text:p>
      <text:h text:style-name="P2" text:outline-level="1">670. Maximum Swap</text:h>
      <text:p text:style-name="P7">/*</text:p>
      <text:p text:style-name="P7"><text:s text:c="4"/><text:span text:style-name="T7">Max suffixes</text:span></text:p>
      <text:p text:style-name="P7"><text:s text:c="4"/>Time complexity: <draw:frame draw:style-name="fr1" draw:name="Object4" text:anchor-type="as-char" svg:y="-0.1909in" svg:width="1.4339in" svg:height="0.2516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><text:s text:c="4"/>Space complexity: <draw:frame draw:style-name="fr1" draw:name="Object5" text:anchor-type="as-char" svg:y="-0.1909in" svg:width="1.4339in" svg:height="0.2516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><text:s text:c="3"/><draw:frame draw:style-name="fr1" draw:name="Object6" text:anchor-type="as-char" svg:y="-0.1909in" svg:width="1.3654in" svg:height="0.2665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7">*/</text:p>
      <text:p text:style-name="P7">class Solution {</text:p>
      <text:p text:style-name="P7"><text:s text:c="4"/>public:</text:p>
      <text:p text:style-name="P7"><text:s text:c="8"/>int maximumSwap(int num){</text:p>
      <text:p text:style-name="P7"><text:s text:c="12"/>std::string s=std::to_string(num);</text:p>
      <text:p text:style-name="P7"><text:s text:c="12"/>int n=s.size();</text:p>
      <text:p text:style-name="P7"/>
      <text:p text:style-name="P7"><text:s text:c="10"/><text:span text:style-name="T4"><text:s text:c="2"/>// Preprocess all maximums from the right,</text:span></text:p>
      <text:p text:style-name="P9"><text:s text:c="12"/>// store the first encountered max <text:span text:style-name="T9">(from the right)</text:span> and its index (will be used for the swap) </text:p>
      <text:p text:style-name="P7"><text:s text:c="12"/>std::vector&lt;std::pair&lt;char,int&gt;&gt; max_suffix(n);</text:p>
      <text:p text:style-name="P7"><text:s text:c="12"/>max_suffix[n-1]={s[n-1],n-1};</text:p>
      <text:p text:style-name="P7"><text:s text:c="12"/>for(int i=n-2;i&gt;=0;--i){</text:p>
      <text:p text:style-name="P7"><text:s text:c="16"/>if(s[i]&gt;max_suffix[i+1].first) max_suffix[i]={s[i],i};</text:p>
      <text:p text:style-name="P7"><text:s text:c="16"/>else max_suffix[i]=max_suffix[i+1];</text:p>
      <text:p text:style-name="P7"><text:s text:c="12"/>}</text:p>
      <text:p text:style-name="P7"/>
      <text:p text:style-name="P7"><text:s text:c="11"/><text:span text:style-name="T6"><text:s/>// For every digit s[i]</text:span></text:p>
      <text:p text:style-name="P7"><text:s text:c="12"/>for(int i=0;i&lt;n-1;++i){</text:p>
      <text:p text:style-name="P7"><text:s text:c="14"/><text:span text:style-name="T4"><text:s text:c="2"/>// If the current digit s[i] is less than the maximum,</text:span></text:p>
      <text:p text:style-name="P9"><text:s text:c="16"/>// perform the swap</text:p>
      <text:p text:style-name="P7"><text:s text:c="16"/>if(s[i]&lt;max_suffix[i].first){</text:p>
      <text:p text:style-name="P7"><text:s text:c="20"/>std::swap(s[i],s[max_suffix[i].second]);</text:p>
      <text:p text:style-name="P7"><text:s text:c="20"/>return stoi(s);</text:p>
      <text:p text:style-name="P7"><text:s text:c="16"/>}</text:p>
      <text:p text:style-name="P7"><text:s text:c="12"/>}</text:p>
      <text:p text:style-name="P7"><text:s text:c="12"/></text:p>
      <text:p text:style-name="P7"><text:s text:c="12"/><text:span text:style-name="T4">// If no swap is performed</text:span></text:p>
      <text:p text:style-name="P7"><text:s text:c="12"/>return stoi(s);</text:p>
      <text:p text:style-name="P7"><text:s text:c="8"/>}</text:p>
      <text:p text:style-name="P7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6:22:36.268278700</meta:creation-date>
    <dc:date>2024-10-17T16:27:44.133258793</dc:date>
    <meta:editing-duration>PT5M9S</meta:editing-duration>
    <meta:editing-cycles>3</meta:editing-cycles>
    <meta:generator>LibreOffice/24.2.6.2$Linux_X86_64 LibreOffice_project/420$Build-2</meta:generator>
    <meta:document-statistic meta:table-count="0" meta:image-count="0" meta:object-count="6" meta:page-count="3" meta:paragraph-count="84" meta:word-count="257" meta:character-count="2299" meta:non-whitespace-character-count="1484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n)</annotation>
  </semantics>
</math>
</file>

<file path=Object 3/content.xml><?xml version="1.0" encoding="utf-8"?>
<math xmlns="http://www.w3.org/1998/Math/MathML" display="block">
  <semantics>
    <mrow>
      <mrow>
        <mi>n</mi>
        <mo stretchy="false">=</mo>
        <msub>
          <mi>log</mi>
          <mn>10</mn>
        </msub>
      </mrow>
      <mrow>
        <mo fence="true" form="prefix" stretchy="false">(</mo>
        <mrow>
          <mi mathvariant="italic">num</mi>
        </mrow>
        <mo fence="true" form="postfix" stretchy="false">)</mo>
      </mrow>
    </mrow>
    <annotation encoding="StarMath 5.0">n=log_10(num)</annotation>
  </semantics>
</math>
</file>

<file path=Object 4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n</mi>
              <mo stretchy="false">+</mo>
              <mi>n</mi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i>n</mi>
        </mrow>
        <mo fence="true" form="postfix" stretchy="false">)</mo>
      </mrow>
    </mrow>
    <annotation encoding="StarMath 5.0">O(n+n)=O(n)</annotation>
  </semantics>
</math>
</file>

<file path=Object 5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n</mi>
              <mo stretchy="false">+</mo>
              <mi>n</mi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i>n</mi>
        </mrow>
        <mo fence="true" form="postfix" stretchy="false">)</mo>
      </mrow>
    </mrow>
    <annotation encoding="StarMath 5.0">O(n+n)=O(n)</annotation>
  </semantics>
</math>
</file>

<file path=Object 6/content.xml><?xml version="1.0" encoding="utf-8"?>
<math xmlns="http://www.w3.org/1998/Math/MathML" display="block">
  <semantics>
    <mrow>
      <mrow>
        <mi>n</mi>
        <mo stretchy="false">=</mo>
        <msub>
          <mi>log</mi>
          <mn>10</mn>
        </msub>
      </mrow>
      <mrow>
        <mo fence="true" form="prefix" stretchy="false">(</mo>
        <mrow>
          <mi mathvariant="italic">num</mi>
        </mrow>
        <mo fence="true" form="postfix" stretchy="false">)</mo>
      </mrow>
    </mrow>
    <annotation encoding="StarMath 5.0"> n=log_10(num)</annotation>
  </semantics>
</math>
</file>